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9d834" officeooo:paragraph-rsid="0009d834"/>
    </style:style>
    <style:style style:name="P2" style:family="paragraph" style:parent-style-name="Standard">
      <style:text-properties officeooo:rsid="000a82d6" officeooo:paragraph-rsid="000a82d6"/>
    </style:style>
    <style:style style:name="P3" style:family="paragraph" style:parent-style-name="Standard">
      <style:text-properties fo:font-weight="bold" officeooo:rsid="000a82d6" officeooo:paragraph-rsid="000a82d6" style:font-weight-asian="bold" style:font-weight-complex="bold"/>
    </style:style>
    <style:style style:name="P4" style:family="paragraph" style:parent-style-name="Standard">
      <style:text-properties fo:font-size="14pt" fo:font-weight="bold" officeooo:rsid="0009d834" officeooo:paragraph-rsid="0009d834" style:font-size-asian="14pt" style:font-weight-asian="bold" style:font-size-complex="14pt" style:font-weight-complex="bold"/>
    </style:style>
    <style:style style:name="P5" style:family="paragraph" style:parent-style-name="Standard">
      <style:text-properties fo:font-size="13pt" fo:font-weight="bold" officeooo:rsid="000a82d6" officeooo:paragraph-rsid="000a82d6" style:font-size-asian="13pt" style:font-weight-asian="bold" style:font-size-complex="13pt" style:font-weight-complex="bold"/>
    </style:style>
    <style:style style:name="P6" style:family="paragraph" style:parent-style-name="Standard">
      <style:text-properties fo:font-size="12pt" fo:font-weight="normal" officeooo:rsid="000a82d6" officeooo:paragraph-rsid="000a82d6" style:font-size-asian="10.5pt" style:font-weight-asian="normal" style:font-size-complex="12pt" style:font-weight-complex="normal"/>
    </style:style>
    <style:style style:name="P7" style:family="paragraph" style:parent-style-name="Standard">
      <style:text-properties fo:font-size="12pt" fo:font-weight="normal" officeooo:rsid="000c54ee" officeooo:paragraph-rsid="000c54ee" style:font-size-asian="10.5pt" style:font-weight-asian="normal" style:font-size-complex="12pt" style:font-weight-complex="normal"/>
    </style:style>
    <style:style style:name="P8" style:family="paragraph" style:parent-style-name="Standard">
      <style:text-properties fo:font-size="12pt" fo:font-weight="normal" officeooo:rsid="000c54ee" officeooo:paragraph-rsid="000d53bd" style:font-size-asian="10.5pt" style:font-weight-asian="normal" style:font-size-complex="12pt" style:font-weight-complex="normal"/>
    </style:style>
    <style:style style:name="P9" style:family="paragraph" style:parent-style-name="Standard">
      <style:text-properties fo:font-size="12pt" fo:font-weight="normal" officeooo:rsid="000d53bd" officeooo:paragraph-rsid="000d53bd" style:font-size-asian="10.5pt" style:font-weight-asian="normal" style:font-size-complex="12pt" style:font-weight-complex="normal"/>
    </style:style>
    <style:style style:name="P10" style:family="paragraph" style:parent-style-name="Standard">
      <style:text-properties officeooo:paragraph-rsid="000bc452"/>
    </style:style>
    <style:style style:name="P11" style:family="paragraph" style:parent-style-name="Standard">
      <style:text-properties officeooo:rsid="000c54ee" officeooo:paragraph-rsid="000c54ee"/>
    </style:style>
    <style:style style:name="P12" style:family="paragraph" style:parent-style-name="Footnote">
      <style:text-properties officeooo:rsid="000bc452" officeooo:paragraph-rsid="000bc452"/>
    </style:style>
    <style:style style:name="P13" style:family="paragraph" style:parent-style-name="Footnote">
      <style:paragraph-properties fo:margin-left="0in" fo:margin-right="0in" fo:text-indent="0in" style:auto-text-indent="false"/>
      <style:text-properties officeooo:rsid="000bc452" officeooo:paragraph-rsid="000bc452"/>
    </style:style>
    <style:style style:name="P14" style:family="paragraph" style:parent-style-name="Preformatted_20_Text">
      <style:text-properties fo:color="#f8f8f2" style:font-name="DejaVu Sans Mono" fo:font-size="11.3000001907349pt" fo:font-weight="normal" officeooo:rsid="000a82d6" officeooo:paragraph-rsid="000a82d6" style:font-size-asian="10.5pt" style:font-weight-asian="normal" style:font-size-complex="12pt" style:font-weight-complex="normal"/>
    </style:style>
    <style:style style:name="P15" style:family="paragraph" style:parent-style-name="Preformatted_20_Text">
      <style:text-properties fo:color="#f8f8f2" style:font-name="DejaVu Sans Mono" fo:font-size="11.3000001907349pt" fo:font-weight="normal" officeooo:rsid="000c54ee" officeooo:paragraph-rsid="000c54ee" style:font-size-asian="10.5pt" style:font-weight-asian="normal" style:font-size-complex="12pt" style:font-weight-complex="normal"/>
    </style:style>
    <style:style style:name="P16" style:family="paragraph" style:parent-style-name="Preformatted_20_Text">
      <style:text-properties fo:color="#f8f8f2" style:font-name="DejaVu Sans Mono" fo:font-size="11.3000001907349pt" officeooo:rsid="000c54ee" officeooo:paragraph-rsid="000c54ee"/>
    </style:style>
    <style:style style:name="P17" style:family="paragraph" style:parent-style-name="Preformatted_20_Text">
      <loext:graphic-properties draw:fill="solid" draw:fill-color="#272822" draw:opacity="100%"/>
      <style:paragraph-properties fo:background-color="#272822"/>
      <style:text-properties fo:color="#f8f8f2"/>
    </style:style>
    <style:style style:name="P18" style:family="paragraph" style:parent-style-name="Preformatted_20_Text">
      <loext:graphic-properties draw:fill="solid" draw:fill-color="#272822" draw:opacity="100%"/>
      <style:paragraph-properties fo:margin-top="0in" fo:margin-bottom="0.1965in" loext:contextual-spacing="false" fo:background-color="#272822"/>
      <style:text-properties fo:color="#f8f8f2"/>
    </style:style>
    <style:style style:name="P19" style:family="paragraph" style:parent-style-name="Preformatted_20_Text">
      <loext:graphic-properties draw:fill="solid" draw:fill-color="#272822" draw:opacity="100%"/>
      <style:paragraph-properties fo:margin-top="0in" fo:margin-bottom="0.1965in" loext:contextual-spacing="false" fo:background-color="#272822"/>
      <style:text-properties fo:color="#f8f8f2" officeooo:paragraph-rsid="000bc452"/>
    </style:style>
    <style:style style:name="T1" style:family="text">
      <style:text-properties fo:color="#66d9ef" fo:font-style="italic"/>
    </style:style>
    <style:style style:name="T2" style:family="text">
      <style:text-properties fo:color="#66d9ef" fo:font-size="12pt" fo:font-style="italic" fo:font-weight="normal" style:font-size-asian="10.5pt" style:font-weight-asian="normal" style:font-size-complex="12pt" style:font-weight-complex="normal"/>
    </style:style>
    <style:style style:name="T3" style:family="text">
      <style:text-properties fo:color="#66d9ef" fo:font-size="12pt" fo:font-weight="normal" style:font-size-asian="10.5pt" style:font-weight-asian="normal" style:font-size-complex="12pt" style:font-weight-complex="normal"/>
    </style:style>
    <style:style style:name="T4" style:family="text">
      <style:text-properties fo:color="#66d9ef" style:font-name="DejaVu Sans Mono" fo:font-size="11.3000001907349pt"/>
    </style:style>
    <style:style style:name="T5" style:family="text">
      <style:text-properties fo:color="#f92672"/>
    </style:style>
    <style:style style:name="T6" style:family="text">
      <style:text-properties fo:color="#f92672" fo:font-size="12pt" fo:font-weight="normal" style:font-size-asian="10.5pt" style:font-weight-asian="normal" style:font-size-complex="12pt" style:font-weight-complex="normal"/>
    </style:style>
    <style:style style:name="T7" style:family="text">
      <style:text-properties fo:color="#f92672" style:font-name="DejaVu Sans Mono" fo:font-size="11.3000001907349pt"/>
    </style:style>
    <style:style style:name="T8" style:family="text">
      <style:text-properties style:font-name="DejaVu Sans Mono" fo:font-size="11.3000001907349pt"/>
    </style:style>
    <style:style style:name="T9" style:family="text">
      <style:text-properties fo:color="#e6db74" style:font-name="DejaVu Sans Mono" fo:font-size="11.3000001907349pt"/>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0bc452" style:font-size-asian="10.5pt" style:font-weight-asian="normal" style:font-size-complex="12pt" style:font-weight-complex="normal"/>
    </style:style>
    <style:style style:name="T12" style:family="text">
      <style:text-properties fo:font-size="12pt" fo:font-weight="normal" officeooo:rsid="000c54ee" style:font-size-asian="10.5pt" style:font-weight-asian="normal" style:font-size-complex="12pt" style:font-weight-complex="normal"/>
    </style:style>
    <style:style style:name="T13" style:family="text">
      <style:text-properties officeooo:rsid="000c54ee"/>
    </style:style>
    <style:style style:name="T14" style:family="text">
      <style:text-properties fo:color="#aa4926" style:font-name="DejaVu Sans Mono" fo:font-size="11.3000001907349pt"/>
    </style:style>
    <style:style style:name="T15" style:family="text">
      <style:text-properties fo:color="#aa4926" style:font-name="DejaVu Sans Mono" fo:font-size="11.3000001907349pt" officeooo:rsid="000c54ee"/>
    </style:style>
    <style:style style:name="T16" style:family="text">
      <style:text-properties officeooo:rsid="000d53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spberry Pi documentation</text:p>
      <text:p text:style-name="P1"/>
      <text:p text:style-name="P2">In order to make the image buffer functional two scripts were written in Python 3. One is the main executable program runPi.py and the other is a library containing all the functions we need.</text:p>
      <text:p text:style-name="P2"/>
      <text:p text:style-name="P5">runPi.py </text:p>
      <text:p text:style-name="P5"/>
      <text:p text:style-name="P6">The main program does the following: </text:p>
      <text:p text:style-name="P6"/>
      <text:p text:style-name="P6">1. Access the camera using the cameras</text:p>
      <text:p text:style-name="P6">This is done by accessing the camera via url. The code is written for both cameras and you can find instruction on switching between the two in the code comments. Since the RaspberryPi is installed in a remote location and it probably will not have a display attached to it, camera stream displaying is not enabled. (If this option is needed you have a instruction in the code comments).</text:p>
      <text:p text:style-name="P6"/>
      <text:p text:style-name="P6">2. Taking a picture and saving the picture</text:p>
      <text:p text:style-name="P6"/>
      <text:p text:style-name="P6">In order for a picture to bi sent to the server it must first be written on the disk. As the return from the function cv2.videoCapiture() is a stream and not a single image. We take an instance from the stream and save it on to the disk. </text:p>
      <text:p text:style-name="P6"/>
      <text:p text:style-name="P9">Before saving it however, we apply a mask on the image to black out the neighboring buildings and/or objects. This is done by pixel-wise multiplying of the image with a previously created mask in matlab.</text:p>
      <text:p text:style-name="P6"/>
      <text:p text:style-name="P6">3. <text:span text:style-name="T13">C</text:span>ommunication lines</text:p>
      <text:p text:style-name="P6"/>
      <text:p text:style-name="P6">This is done as follows: </text:p>
      <text:p text:style-name="P6"/>
      <text:p text:style-name="P14"><text:span text:style-name="T1">try</text:span><text:span text:style-name="T5">:</text:span></text:p>
      <text:p text:style-name="P19"><text:span text:style-name="T5"><text:s/></text:span><text:span text:style-name="T5"><text:note text:id="ftn0" text:note-class="footnote"><text:note-citation>1</text:note-citation><text:note-body><text:p text:style-name="P12">pic.py is a python2 script written by Marek Maska with its’ own explanation. I will however explain the changes I have made.</text:p><text:p text:style-name="P13"/></text:note-body></text:note></text:span><text:span text:style-name="T5"> <text:s text:c="2"/></text:span><text:span text:style-name="T8">subprocess.call([</text:span><text:span text:style-name="T9">'python pic.py server'</text:span><text:span text:style-name="T8">]) </text:span></text:p>
      <text:p text:style-name="P10"><text:span text:style-name="T11"/></text:p>
      <text:p text:style-name="P10"><text:span text:style-name="T11">If this code passes a single image has been sent to the server. </text:span><text:span text:style-name="T12">After sending it the image is then deleted in order to preserve as much memory as we can.</text:span><text:span text:style-name="T11"> </text:span></text:p>
      <text:p text:style-name="P10"><text:span text:style-name="T11"/></text:p>
      <text:p text:style-name="P11"><text:span text:style-name="T11">N</text:span><text:span text:style-name="T10">ote: The change I have made is that the code does not pull a file named ‘skyimage.jpg’, but rather the newest ‘ .jpg’ <text:s/>file in the folder, as all images will be named differently.</text:span></text:p>
      <text:p text:style-name="P11"><text:span text:style-name="T10"/></text:p>
      <text:p text:style-name="P11"><text:span text:style-name="T10">If for some reason or another the communication fails the code then proceeds to storing the image and prints out an error message. </text:span></text:p>
      <text:p text:style-name="P11"><text:span text:style-name="T10"/></text:p>
      <text:p text:style-name="P16"><text:span text:style-name="T2">except </text:span><text:span text:style-name="T3">OSError</text:span><text:span text:style-name="T6">:</text:span></text:p>
      <text:p text:style-name="P17"><text:span text:style-name="T5"><text:s text:c="4"/></text:span><text:span text:style-name="T4">print</text:span><text:span text:style-name="T8">(</text:span><text:span text:style-name="T9">'Communication line ERROR!'</text:span><text:span text:style-name="T8">)</text:span></text:p>
      <text:p text:style-name="P17"><text:s text:c="4"/><text:span text:style-name="T4">print</text:span><text:span text:style-name="T8">(</text:span><text:span text:style-name="T9">'.........................'</text:span><text:span text:style-name="T8">)</text:span></text:p>
      <text:p text:style-name="P17"><text:s text:c="4"/><text:span text:style-name="T4">print</text:span><text:span text:style-name="T8">(</text:span><text:span text:style-name="T9">'Storing image ...'</text:span><text:span text:style-name="T8">)</text:span></text:p>
      <text:p text:style-name="P17"><text:s text:c="4"/><text:span text:style-name="T8">lfp.store_image(image)</text:span></text:p>
      <text:p text:style-name="P18"><text:s text:c="4"/><text:span text:style-name="T4">print</text:span><text:span text:style-name="T8">(</text:span><text:span text:style-name="T9">'Done.'</text:span><text:span text:style-name="T8">)</text:span></text:p>
      <text:p text:style-name="P11"><text:soft-page-break/><text:span text:style-name="T10">The image is stored in a separate stack-like folder named ‘STORAGE’ <text:s/>which is meant to keep up to 8400 images. The number is calculated in way that the storage does not save images older than 3 days.</text:span></text:p>
      <text:p text:style-name="P11"><text:span text:style-name="T10"/></text:p>
      <text:p text:style-name="P11"><text:span text:style-name="T10"/></text:p>
      <text:p text:style-name="P7">In a case where the connection will fail and then restart in the next iteration of the while loop, the code will check the storage content if there were any images saved at the time. If the storage has content that has not been sent it will proceed to sending all the images in a separate process thread as follows: </text:p>
      <text:p text:style-name="P7"/>
      <text:p text:style-name="P15"><text:span text:style-name="T1">try</text:span><text:span text:style-name="T5">:</text:span></text:p>
      <text:p text:style-name="P18"><text:span text:style-name="T5"><text:s text:c="4"/></text:span><text:span text:style-name="T8">send_storage </text:span><text:span text:style-name="T7">= </text:span><text:span text:style-name="T8">multiprocessing.Process(</text:span><text:span text:style-name="T14">target </text:span><text:span text:style-name="T15">= </text:span><text:span text:style-name="T8">lfp.send_storage_content())</text:span></text:p>
      <text:p text:style-name="P8">Note: The function send_storage content which is inside the LibrforPi.py library contains a second version od pic.py called pic2.py. The difference being that pic2.py accesses the STORAGE folder to send all the files inside in order LIFO(Last In First Out) . The function then proceeds to deleting the content <text:span text:style-name="T16">of the storage</text:span>.</text:p>
      <text:p text:style-name="P8"/>
      <text:p text:style-name="P8"><text:span text:style-name="T16">4. Pausing the system</text:span></text:p>
      <text:p text:style-name="P8"/>
      <text:p text:style-name="P8"><text:span text:style-name="T16">After this the system is paused for 8sec. </text:span></text:p>
      <text:p text:style-name="P8"/>
      <text:p text:style-name="P8"><text:span text:style-name="T16">Inside there is a function calculating both sunset and sunrise time. </text:span><text:s/><text:span text:style-name="T16">If the current time equals to today sunset time the system will pause until morning/sunrise time.</text:span></text:p>
      <text:p text:style-name="P8"/>
      <text:p text:style-name="P8"><text:span text:style-name="T16"><text:s/></text:span></text:p>
      <text:p text:style-name="P7"/>
      <text:p text:style-name="P7"/>
      <text:p text:style-name="P7"/>
      <text:p text:style-name="P7"/>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0:19:57.408891690</meta:creation-date>
    <dc:date>2018-08-24T12:11:15.933148180</dc:date>
    <meta:editing-duration>PT8M33S</meta:editing-duration>
    <meta:editing-cycles>1</meta:editing-cycles>
    <meta:document-statistic meta:table-count="0" meta:image-count="0" meta:object-count="0" meta:page-count="2" meta:paragraph-count="32" meta:word-count="539" meta:character-count="3177" meta:non-whitespace-character-count="2629"/>
    <meta:generator>LibreOffice/5.3.7.2.0$Linux_X86_64 LibreOffice_project/30$Build-2</meta:generator>
  </office:meta>
</office:document-meta>
</file>